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119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zka ACER NMW8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Activitywatch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450" calcext:value-type="float">
            <text:p>45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kartę pamię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7:21:12.1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0-06T17:23:33.843000000</dc:date>
    <meta:editing-duration>PT8H38M5S</meta:editing-duration>
    <meta:editing-cycles>37</meta:editing-cycles>
    <meta:generator>LibreOffice/24.2.4.2$Windows_X86_64 LibreOffice_project/51a6219feb6075d9a4c46691dcfe0cd9c4fff3c2</meta:generator>
    <meta:document-statistic meta:table-count="1" meta:cell-count="107" meta:object-count="0"/>
  </office:meta>
</office:document-meta>
</file>